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line-height="200%"/>
      <style:text-properties officeooo:rsid="001f6953" officeooo:paragraph-rsid="001f6953"/>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he poem, “I Will Sing You One-O” by Robert Frost is a poem that deals with human awareness of the passage of time and deep questions regarding the mysteries of our universe. The narrator of the poem is awake at night, evidently dealing with insomnia, simply listening to the sounds from his surrounding. The wind’s blow, the snow falling, and the clock tower are all actions outside of the narrator’s control that he can only wait in patience for, merely examining them for their objective movements. He narrator is waiting on the clock to strike, but it is seemingly held back due to the cold weather that is “...tying together its hands of gold”.</text:p>
      <text:p text:style-name="P1"><text:tab/>The poem by Frost is written with such vivid imagery that the reader cannot go without imagining themselves, so vividly, in the scene of the writing. Frost brilliantly uses the sounds of the storm and the clock tower’s ticking to create a cold, suspenseful, and tense atmosphere that keeps the reader engaged and anticipating what will happen next. Frost metaphorically details the clock tower and the steeple as things that communicate with one another, and the universe as well. He then relates this to the topic of the stars, constellations, planets, and the overall vastness of the cosmos to depict the reflection of the deep human desire to connect with the universe. The clock tower and the steeple are making sounds not inherent to the human language, but their regularly intervals of “communication” and their relationship to the overall vastness of the universe while the narrator simply sits there fascinated in his state of insomnia gives us a sense of how he is filled with wonder and awe.</text:p>
      <text:p text:style-name="P1"><text:tab/>Overall, “I Will Sing You One-O” by Robert Frost is a beautiful poem <text:s/>that uses thought-provoking imagery to induce a state of wonder and amazement in the reader. This use of vivid imagery and powerful language causes unconscious emotions and parts of our subconscious mind to be activated in ways that it can never be activated in a typical manner. Such use of language is able to induce a trance state in which the reader is able to fully submerge themselves in the writing without the external distractions that are often present when reading a dull work. On the contrary, “I Will Sing You One-O” uses interesting topics that many people have often pondered on, and pairs this with the use of <text:soft-page-break/>powerful language, and vivid imagery that provides a literary work of art that has every reader on the edge of the seat anticipating what the conclusion will b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Works Cited</text:p>
      <text:p text:style-name="P1">Frost, Robert. “<text:span text:style-name="T2">I Will Sing You One-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6T10:09:51.484292673</meta:creation-date>
    <dc:date>2023-04-28T12:24:25.797913672</dc:date>
    <meta:editing-duration>P1DT21H59M7S</meta:editing-duration>
    <meta:editing-cycles>5</meta:editing-cycles>
    <meta:generator>LibreOffice/7.5.1.2$Linux_X86_64 LibreOffice_project/50$Build-2</meta:generator>
    <meta:document-statistic meta:table-count="0" meta:image-count="0" meta:object-count="0" meta:page-count="3" meta:paragraph-count="5" meta:word-count="441" meta:character-count="2559" meta:non-whitespace-character-count="2119"/>
  </office:meta>
</office:document-meta>
</file>